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Unifont" svg:font-family="Unifon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automatic-styles>
    <style:style style:name="P1" style:family="paragraph" style:parent-style-name="Header">
      <style:paragraph-properties fo:text-align="center" style:justify-single-word="false"/>
      <style:text-properties style:font-name="Unifont" officeooo:rsid="0001e795" officeooo:paragraph-rsid="0001e795"/>
    </style:style>
    <style:style style:name="P2" style:family="paragraph" style:parent-style-name="Standard">
      <style:text-properties style:font-name="Unifont" officeooo:rsid="0001e795" officeooo:paragraph-rsid="0001e795"/>
    </style:style>
    <style:style style:name="P3" style:family="paragraph" style:parent-style-name="Standard">
      <style:text-properties style:font-name="Unifont" officeooo:rsid="0003b8ef" officeooo:paragraph-rsid="0003b8ef"/>
    </style:style>
    <style:style style:name="P4" style:family="paragraph" style:parent-style-name="Standard" style:list-style-name="L1">
      <style:text-properties style:font-name="Unifont" officeooo:rsid="0003b8ef" officeooo:paragraph-rsid="0003b8ef"/>
    </style:style>
    <style:style style:name="P5" style:family="paragraph" style:parent-style-name="Standard" style:list-style-name="L2">
      <style:text-properties style:font-name="Unifont" officeooo:rsid="0003b8ef" officeooo:paragraph-rsid="0003b8ef"/>
    </style:style>
    <style:style style:name="P6" style:family="paragraph" style:parent-style-name="Standard" style:list-style-name="L1">
      <style:text-properties style:font-name="Unifont" officeooo:rsid="0005aa14" officeooo:paragraph-rsid="0005aa14"/>
    </style:style>
    <style:style style:name="P7" style:family="paragraph" style:parent-style-name="Standard" style:list-style-name="L2">
      <style:text-properties style:font-name="Unifont" officeooo:rsid="0005aa14" officeooo:paragraph-rsid="0005aa14"/>
    </style:style>
    <style:style style:name="P8" style:family="paragraph" style:parent-style-name="Standard" style:list-style-name="L1">
      <style:text-properties style:font-name="Unifont" officeooo:rsid="0003d0a5" officeooo:paragraph-rsid="0003d0a5"/>
    </style:style>
    <style:style style:name="P9" style:family="paragraph" style:parent-style-name="Standard" style:list-style-name="L3">
      <style:text-properties style:font-name="Unifont" officeooo:rsid="0007d9b0" officeooo:paragraph-rsid="001833b1"/>
    </style:style>
    <style:style style:name="P10" style:family="paragraph" style:parent-style-name="Standard">
      <style:text-properties style:font-name="Unifont" officeooo:rsid="0007d9b0" officeooo:paragraph-rsid="001833b1"/>
    </style:style>
    <style:style style:name="P11" style:family="paragraph" style:parent-style-name="Standard" style:list-style-name="L3">
      <style:text-properties style:font-name="Unifont" officeooo:rsid="0009073e" officeooo:paragraph-rsid="001833b1"/>
    </style:style>
    <style:style style:name="P12" style:family="paragraph" style:parent-style-name="Standard">
      <style:text-properties style:font-name="Unifont" officeooo:rsid="0009073e" officeooo:paragraph-rsid="0005aa14"/>
    </style:style>
    <style:style style:name="P13" style:family="paragraph" style:parent-style-name="Standard" style:list-style-name="L1">
      <style:text-properties style:font-name="Unifont" officeooo:rsid="0011b920" officeooo:paragraph-rsid="0011b920"/>
    </style:style>
    <style:style style:name="P14" style:family="paragraph" style:parent-style-name="Standard">
      <style:text-properties style:font-name="Unifont" officeooo:rsid="0011b920" officeooo:paragraph-rsid="0011b920" fo:background-color="transparent"/>
    </style:style>
    <style:style style:name="P15" style:family="paragraph" style:parent-style-name="Standard">
      <style:text-properties style:font-name="Unifont" officeooo:rsid="001771cd" officeooo:paragraph-rsid="001771cd" fo:background-color="transparent"/>
    </style:style>
    <style:style style:name="P16" style:family="paragraph" style:parent-style-name="Standard">
      <style:text-properties style:font-name="Unifont" officeooo:rsid="0001e795" officeooo:paragraph-rsid="0001e795"/>
    </style:style>
    <style:style style:name="P17" style:family="paragraph" style:parent-style-name="Standard" style:list-style-name="L3">
      <style:text-properties style:font-name="Unifont" officeooo:rsid="001833b1" officeooo:paragraph-rsid="001833b1"/>
    </style:style>
    <style:style style:name="T1" style:family="text">
      <style:text-properties officeooo:rsid="0005aa14"/>
    </style:style>
    <style:style style:name="T2" style:family="text">
      <style:text-properties officeooo:rsid="0009073e"/>
    </style:style>
    <style:style style:name="T3" style:family="text">
      <style:text-properties officeooo:rsid="0009dd17"/>
    </style:style>
    <style:style style:name="T4" style:family="text">
      <style:text-properties officeooo:rsid="0009dd17" fo:background-color="#fff200" loext:char-shading-value="0"/>
    </style:style>
    <style:style style:name="T5" style:family="text">
      <style:text-properties officeooo:rsid="0009073e" fo:background-color="#fff200" loext:char-shading-value="0"/>
    </style:style>
    <style:style style:name="T6" style:family="text">
      <style:text-properties officeooo:rsid="0011b920" fo:background-color="#fff200" loext:char-shading-value="0"/>
    </style:style>
    <style:style style:name="T7" style:family="text">
      <style:text-properties officeooo:rsid="001771cd"/>
    </style:style>
    <style:style style:name="T8" style:family="text">
      <style:text-properties officeooo:rsid="001833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mart Home Inspector] <text:span text:style-name="T7">(SHI)</text:span> is intended to be a utility to aid in discovering, tracking, and interpreting events in an IOT network. More specifically, it will be capable of fetching logged events from hub devices in smart home device networks and displaying them in a more human-readable format. The following are functional and non-functional requirements for the [Smart Home Inspector]:</text:p>
      <text:p text:style-name="P2"/>
      <text:p text:style-name="P10">Questions:</text:p>
      <text:list xml:id="list2152245748" text:style-name="L3">
        <text:list-item>
          <text:p text:style-name="P9">Should the app <text:span text:style-name="T2">stay connected to the hub and display new events in real time? </text:span><text:span text:style-name="T5">N</text:span><text:span text:style-name="T6">o</text:span></text:p>
        </text:list-item>
        <text:list-item>
          <text:p text:style-name="P11">What specific types of data displays should the app use? <text:span text:style-name="T6">N/A</text:span></text:p>
        </text:list-item>
        <text:list-item>
          <text:p text:style-name="P11">Is there more analysis than just events to be presented (statistical? Workload? Network traffic?) <text:span text:style-name="T6">N/A</text:span></text:p>
        </text:list-item>
        <text:list-item>
          <text:p text:style-name="P11">Should the app <text:span text:style-name="T3">pay attention to incoming/out-going traffic to/from the network? </text:span><text:span text:style-name="T4">No</text:span></text:p>
        </text:list-item>
        <text:list-item>
          <text:p text:style-name="P17">there are several important log files in the temp filesystem. Should the JSON files carry the names of those log files as well as the various syntax keywords?</text:p>
        </text:list-item>
      </text:list>
      <text:p text:style-name="P2"/>
      <text:p text:style-name="P2">Functional Reqs.</text:p>
      <text:list xml:id="list3187374710" text:style-name="L1">
        <text:list-item>
          <text:p text:style-name="P4">Must be able to fetch log files and other common forms of records in smart hub devices</text:p>
        </text:list-item>
        <text:list-item>
          <text:p text:style-name="P4">Must be able to recognize/determine the type of events recorded in the log files</text:p>
        </text:list-item>
        <text:list-item>
          <text:p text:style-name="P6">Must recognize/determine the smart devices used in the network according to the log files</text:p>
        </text:list-item>
        <text:list-item>
          <text:p text:style-name="P6">Must recognize/determine the various events associated with each smart device on the network using the log files</text:p>
        </text:list-item>
        <text:list-item>
          <text:p text:style-name="P4">Must display the logged events</text:p>
        </text:list-item>
        <text:list-item>
          <text:p text:style-name="P8">Must save the displayed events and current log files for later use</text:p>
        </text:list-item>
        <text:list-item>
          <text:p text:style-name="P8">Must load saved displays and log files</text:p>
        </text:list-item>
        <text:list-item>
          <text:p text:style-name="P8">Must update log files with new <text:span text:style-name="T1">versions from the source hub</text:span></text:p>
        </text:list-item>
        <text:list-item>
          <text:p text:style-name="P6">Must not update log files with new versions from a different source hub</text:p>
        </text:list-item>
        <text:list-item>
          <text:p text:style-name="P6">Must display changes and add new occurrences in the events displayed</text:p>
        </text:list-item>
        <text:list-item>
          <text:p text:style-name="P13">should use a log file syntax table to parse log files</text:p>
        </text:list-item>
        <text:list-item>
          <text:p text:style-name="P13">log file syntax tables should be stored in JSON format</text:p>
        </text:list-item>
      </text:list>
      <text:p text:style-name="P3"/>
      <text:p text:style-name="P3">Non-Functional Reqs.</text:p>
      <text:list xml:id="list368632574" text:style-name="L2">
        <text:list-item>
          <text:p text:style-name="P5">Must be able to fetch log files in a reasonable and short amount of time</text:p>
        </text:list-item>
        <text:list-item>
          <text:p text:style-name="P5">Must be able to abort fetching log files if the process becomes longer than reasonable.</text:p>
        </text:list-item>
        <text:list-item>
          <text:p text:style-name="P5">Must be able to display logged events grouped by various factors such as chronology, type of device, or type of event.</text:p>
        </text:list-item>
        <text:list-item>
          <text:p text:style-name="P7">Must display changes and new occurrences of events in real time or at faster and slower speeds</text:p>
        </text:list-item>
      </text:list>
      <text:p text:style-name="P12"><text:span text:style-name="T4"/></text:p>
      <text:p text:style-name="P14">JSON Log <text:span text:style-name="T7">File </text:span>Syntax <text:span text:style-name="T7">Table</text:span>:</text:p>
      <text:p text:style-name="P15">The syntax table will store various keywords for SHI <text:span text:style-name="T8">to search the log file for. </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Unifont" svg:font-family="Unifon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style:font-family-asian="'Source Ha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nifont" officeooo:rsid="0001e795" officeooo:paragraph-rsid="0001e7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ough Functional Requirements for [Smart Home Inspec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6:12:43.500275236</meta:creation-date>
    <dc:date>2019-02-03T16:03:00.050413736</dc:date>
    <meta:editing-duration>PT53M9S</meta:editing-duration>
    <meta:editing-cycles>9</meta:editing-cycles>
    <meta:generator>LibreOffice/6.1.4.2$Linux_X86_64 LibreOffice_project/10$Build-2</meta:generator>
    <meta:document-statistic meta:table-count="0" meta:image-count="0" meta:object-count="0" meta:page-count="1" meta:paragraph-count="28" meta:word-count="405" meta:character-count="2278" meta:non-whitespace-character-count="1921"/>
  </office:meta>
</office:document-meta>
</file>